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ira Code" svg:font-family="'Fira Code'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6854in" style:rel-column-width="15950*"/>
    </style:style>
    <style:style style:name="Table3.B" style:family="table-column">
      <style:table-column-properties style:column-width="1.25in" style:rel-column-width="11829*"/>
    </style:style>
    <style:style style:name="Table3.C" style:family="table-column">
      <style:table-column-properties style:column-width="2.1306in" style:rel-column-width="20162*"/>
    </style:style>
    <style:style style:name="Table3.D" style:family="table-column">
      <style:table-column-properties style:column-width="0.7486in" style:rel-column-width="7084*"/>
    </style:style>
    <style:style style:name="Table3.E" style:family="table-column">
      <style:table-column-properties style:column-width="1.1104in" style:rel-column-width="105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43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4931in"/>
    </style:style>
    <style:style style:name="Table1.D" style:family="table-column">
      <style:table-column-properties style:column-width="0.5354in"/>
    </style:style>
    <style:style style:name="Table1.E" style:family="table-column">
      <style:table-column-properties style:column-width="0.4597in"/>
    </style:style>
    <style:style style:name="Table1.F" style:family="table-column">
      <style:table-column-properties style:column-width="0.0743in"/>
    </style:style>
    <style:style style:name="Table1.H" style:family="table-column">
      <style:table-column-properties style:column-width="0.5111in"/>
    </style:style>
    <style:style style:name="Table1.I" style:family="table-column">
      <style:table-column-properties style:column-width="0.0229in"/>
    </style:style>
    <style:style style:name="Table1.J" style:family="table-column">
      <style:table-column-properties style:column-width="0.6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 style:writing-mode="lr-tb"/>
    </style:style>
    <style:style style:name="Table2.A" style:family="table-column">
      <style:table-column-properties style:column-width="0.5021in" style:rel-column-width="4751*"/>
    </style:style>
    <style:style style:name="Table2.B" style:family="table-column">
      <style:table-column-properties style:column-width="3.2111in" style:rel-column-width="30391*"/>
    </style:style>
    <style:style style:name="Table2.C" style:family="table-column">
      <style:table-column-properties style:column-width="3.2118in" style:rel-column-width="303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rsid="0008bb06" officeooo:paragraph-rsid="001e74e4"/>
    </style:style>
    <style:style style:name="P3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rsid="00675f05" officeooo:paragraph-rsid="00675f05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6a3789" officeooo:paragraph-rsid="006a3789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0a8d41a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abcf58" officeooo:paragraph-rsid="00abcf58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b36757" officeooo:paragraph-rsid="00b36757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0b42d1a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officeooo:rsid="00df60a8" officeooo:paragraph-rsid="01422f5b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2pt" officeooo:rsid="01191ab4" officeooo:paragraph-rsid="01422f5b" style:font-size-asian="12pt" style:font-size-complex="12pt"/>
    </style:style>
    <style:style style:name="P2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bold" officeooo:paragraph-rsid="01422f5b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font-size="12pt" fo:font-weight="normal" officeooo:rsid="0008bb06" officeooo:paragraph-rsid="0023dcc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2eb1f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3077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42dbd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0c81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db01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93ee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8942f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41ac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c6d9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fe7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562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paragraph-rsid="004bb7d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1b0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13d0fd2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 fo:break-before="page" style:writing-mode="lr-tb"/>
      <style:text-properties style:font-name="Times New Roman" fo:font-size="12pt" fo:font-style="normal" fo:font-weight="bold" officeooo:rsid="0094ef2c" officeooo:paragraph-rsid="0094ef2c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51" style:family="paragraph" style:parent-style-name="Preformatted_20_Text">
      <style:paragraph-properties fo:margin-top="0in" fo:margin-bottom="0.1965in" style:contextual-spacing="false"/>
    </style:style>
    <style:style style:name="P52" style:family="paragraph" style:parent-style-name="Preformatted_20_Text">
      <style:text-properties officeooo:paragraph-rsid="0156ec36"/>
    </style:style>
    <style:style style:name="P5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2e7c2" style:font-weight-asian="bold" style:font-weight-complex="bold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5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327f3" fo:hyphenate="true" fo:hyphenation-remain-char-count="2" fo:hyphenation-push-char-count="2" loext:hyphenation-no-caps="false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46686" fo:hyphenate="true" fo:hyphenation-remain-char-count="2" fo:hyphenation-push-char-count="2" loext:hyphenation-no-caps="false"/>
    </style:style>
    <style:style style:name="P58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6d818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writing-mode="lr-tb"/>
      <style:text-properties style:font-name="Times New Roman" officeooo:rsid="0008bb06" officeooo:paragraph-rsid="014e6df8"/>
    </style:style>
    <style:style style:name="P60" style:family="paragraph" style:parent-style-name="Standard" style:list-style-name="L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24d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d7d12" officeooo:paragraph-rsid="00ff28a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abb8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0b7258" officeooo:paragraph-rsid="012773d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2a49ba" officeooo:paragraph-rsid="012a49b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35d2" officeooo:paragraph-rsid="013135d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e365" officeooo:paragraph-rsid="0131e36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2fd2e" officeooo:paragraph-rsid="0132fd2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fo:font-size="14pt" fo:language="uk" fo:country="UA" fo:font-weight="bold" officeooo:rsid="0008bb06" officeooo:paragraph-rsid="001d66d7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writing-mode="lr-tb"/>
      <style:text-properties officeooo:paragraph-rsid="014e6df8"/>
    </style:style>
    <style:style style:name="P78" style:family="paragraph" style:parent-style-name="Table_20_Contents" style:list-style-name="L7">
      <style:paragraph-properties fo:text-align="justify" style:justify-single-word="false"/>
      <style:text-properties style:font-name="Times New Roman" fo:font-size="12pt" officeooo:paragraph-rsid="00694871" style:font-size-asian="12pt" style:font-size-complex="12pt"/>
    </style:style>
    <style:style style:name="P79" style:family="paragraph" style:parent-style-name="Table_20_Contents" style:list-style-name="L8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80" style:family="paragraph" style:parent-style-name="Table_20_Contents" style:list-style-name="L8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0b42d1a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7477" officeooo:paragraph-rsid="013b7477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db31" officeooo:paragraph-rsid="013bdb31" style:font-size-asian="12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08bb06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41b78b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language="uk" fo:country="UA" fo:font-weight="bold" officeooo:rsid="0008bb06" style:font-size-asian="14pt" style:font-weight-asian="bold" style:font-size-complex="14pt" style:font-weight-complex="bold"/>
    </style:style>
    <style:style style:name="T15" style:family="text">
      <style:text-properties officeooo:rsid="00983024"/>
    </style:style>
    <style:style style:name="T16" style:family="text">
      <style:text-properties officeooo:rsid="00df60a8"/>
    </style:style>
    <style:style style:name="T17" style:family="text">
      <style:text-properties officeooo:rsid="00f24d57"/>
    </style:style>
    <style:style style:name="T18" style:family="text">
      <style:text-properties officeooo:rsid="00fa7597"/>
    </style:style>
    <style:style style:name="T19" style:family="text">
      <style:text-properties officeooo:rsid="010781fa"/>
    </style:style>
    <style:style style:name="T20" style:family="text">
      <style:text-properties officeooo:rsid="01341aca"/>
    </style:style>
    <style:style style:name="T21" style:family="text">
      <style:text-properties officeooo:rsid="013d4d10"/>
    </style:style>
    <style:style style:name="T22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23" style:family="text">
      <style:text-properties fo:color="#acb6bf" loext:opacity="100%" style:font-name="Fira Code" fo:font-size="14pt" fo:language="uk" fo:country="UA" fo:font-style="italic" fo:font-weight="bold" fo:background-color="#0d1017" loext:char-shading-value="0" style:font-size-asian="14pt" style:font-weight-asian="bold" style:font-size-complex="14pt" style:font-weight-complex="bol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ІНІСТЕРСТВО ОСВІТИ І НАУКИ УКРАЇНИ</text:p>
      <text:p text:style-name="P9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8"/>
      <text:p text:style-name="P4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9">Лабораторна робота №</text:span><text:span text:style-name="T10">1</text:span></text:p>
      <text:p text:style-name="P15"><text:span text:style-name="T9"><text:line-break/></text:span><text:span text:style-name="T4">з дисципліни «Організація комп’ютерних мереж</text:span><text:span text:style-name="T11">»</text:span></text:p>
      <text:p text:style-name="P50"/>
      <text:p text:style-name="P26"><text:span text:style-name="T5">на тему: </text:span><text:span text:style-name="T7">«Програмування зв’язку між двома ПК через послідовний порт»</text:span></text:p>
      <text:p text:style-name="P6"/>
      <text:p text:style-name="P6"/>
      <text:p text:style-name="P6"/>
      <text:p text:style-name="P6"/>
      <text:p text:style-name="P6"/>
      <text:p text:style-name="P6"/>
      <text:p text:style-name="P4">Виконав:</text:p>
      <text:p text:style-name="P5">студент гр.ПЗ1911 </text:p>
      <text:p text:style-name="P5">Сафонов Д.Є.</text:p>
      <text:p text:style-name="P5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3"><text:span text:style-name="T6">Тема.</text:span><text:span text:style-name="T1"> Програмування зв’язку між двома ПК через послідовний порт.</text:span></text:p>
      <text:p text:style-name="P54">Мета.</text:p>
      <text:list xml:id="list2534138635" text:style-name="L1">
        <text:list-item>
          <text:p text:style-name="P56">Вивчити принципи побудови послідовного порту і його використання для зв’язку між двома персональними комп’ютерами (ПК).</text:p>
        </text:list-item>
        <text:list-item>
          <text:p text:style-name="P57">Отримати практичні навички програмування зв’язку між двома ПК.</text:p>
        </text:list-item>
      </text:list>
      <text:p text:style-name="P55">Порядок виконання роботи.</text:p>
      <text:list xml:id="list1727552154" text:style-name="L2">
        <text:list-item>
          <text:p text:style-name="P58">Ознайомитися з принципами побудови послідовного порту і його використання для організації зв’язку між двома ПК для обміну інформацією.</text:p>
        </text:list-item>
        <text:list-item>
          <text:p text:style-name="P58">Розробити програму для обміну інформацією між двома ПК з використанням переривань INT 14h функцій BIOS.</text:p>
        </text:list-item>
        <text:list-item>
          <text:p text:style-name="P58">Провести налагодження програми.</text:p>
        </text:list-item>
        <text:list-item>
          <text:p text:style-name="P58">Виконати програму.</text:p>
        </text:list-item>
      </text:list>
      <text:p text:style-name="P2"><text:span text:style-name="T1"><text:line-break/></text:span><text:span text:style-name="T13">Короткий опис відомостей про асинхронний послідовний адаптер</text:span></text:p>
      <text:p text:style-name="P28"><text:bookmark text:name="page3R_mcid43"/><text:span text:style-name="T1">Практично кожний комп</text:span><text:bookmark text:name="page3R_mcid44"/><text:span text:style-name="T1">’</text:span><text:bookmark text:name="page3R_mcid45"/><text:span text:style-name="T1">ютер обладнаний хоча б одним асинхронним послідовним адаптером. Його іноді називають асинхронним адаптером RS</text:span><text:bookmark text:name="page3R_mcid47"/><text:span text:style-name="T1">-232-</text:span><text:bookmark text:name="page3R_mcid48"/><text:span text:style-name="T1">C або портом RS</text:span><text:bookmark text:name="page3R_mcid51"/><text:span text:style-name="T1">-232-</text:span><text:bookmark text:name="page3R_mcid52"/><text:span text:style-name="T1">C</text:span><text:bookmark text:name="page3R_mcid53"/><text:span text:style-name="T1">. Асинхронний адаптер звичайно містить декілька COM</text:span><text:bookmark text:name="page3R_mcid56"/><text:span text:style-name="T1">-</text:span><text:bookmark text:name="page3R_mcid57"/><text:span text:style-name="T1">портів, через які до комп</text:span><text:bookmark text:name="page3R_mcid58"/><text:span text:style-name="T1">’</text:span><text:bookmark text:name="page3R_mcid59"/><text:span text:style-name="T1">ютера можна підключити зовнішні пристрої.</text:span></text:p>
      <text:p text:style-name="P29"><text:span text:style-name="T1">Кожному COM</text:span><text:bookmark text:name="page3R_mcid62"/><text:span text:style-name="T1">-порту відповідає декілька регістрів, через які програма має до нього доступ, і певна лінія IRQ для сигналізування комп’ютеру про зміну стану порту. На етапі ініціалізації модулі BIOS присвоюють кожному COM</text:span><text:bookmark text:name="page3R_mcid68"/><text:span text:style-name="T1">-порту унікальний номер.</text:span></text:p>
      <text:p text:style-name="P30"><text:span text:style-name="T1">Для нас найбільш цікаво використання COM</text:span><text:bookmark text:name="page3R_mcid78"/><text:span text:style-name="T1">-</text:span><text:bookmark text:name="page3R_mcid79"/><text:span text:style-name="T1">портів для обміну даними між двома комп</text:span><text:bookmark text:name="page3R_mcid80"/><text:span text:style-name="T1">’</text:span><text:bookmark text:name="page3R_mcid81"/><text:span text:style-name="T1">ютерами через модеми і нуль-модеми. Якщо комп</text:span><text:bookmark text:name="page3R_mcid82"/><text:span text:style-name="T1">’</text:span><text:bookmark text:name="page3R_mcid83"/><text:span text:style-name="T1">ютери розташовані досить близько, тоді їх можна зв</text:span><text:bookmark text:name="page3R_mcid84"/><text:span text:style-name="T1">’</text:span><text:bookmark text:name="page3R_mcid85"/><text:span text:style-name="T1">язати за допомогою спеціального кабелю, який називається нуль-модемом. Цей кабель підключається до COM</text:span><text:bookmark text:name="page3R_mcid87"/><text:span text:style-name="T1">-</text:span><text:bookmark text:name="page3R_mcid88"/><text:span text:style-name="T1">портів обох комп</text:span><text:bookmark text:name="page3R_mcid89"/><text:span text:style-name="T1">’</text:span><text:bookmark text:name="page3R_mcid90"/><text:span text:style-name="T1">ютерів і дозволяє організувати обмін даними з високими швидкостями – 115000 біт</text:span><text:bookmark text:name="page3R_mcid91"/><text:span text:style-name="T1">/</text:span><text:bookmark text:name="page3R_mcid92"/><text:span text:style-name="T1">с.</text:span></text:p>
      <text:p text:style-name="P45"><text:span text:style-name="T8">Важливою характеристикою є швидкість передачі даних. Вона вимірюється в бітах за секунду (біт</text:span><text:bookmark text:name="page3R_mcid94"/><text:span text:style-name="T8">/</text:span><text:bookmark text:name="page3R_mcid95"/><text:span text:style-name="T8">с) або в бодах. Швидкість в бодах визначається числом змін сигналу, який передається модемом по телефонній лінії, які відбулися за одну секунду. Різні способи модуляції можуть кодувати в одному значенні сигналу декілька біт. </text:span>Терміни “<text:bookmark text:name="page21R_mcid6"/>біт<text:bookmark text:name="page21R_mcid7"/>/<text:bookmark text:name="page21R_mcid8"/>с” і “бод” рівнозначні, коли говорять про передачу даних через COM<text:bookmark text:name="page21R_mcid10"/>-<text:bookmark text:name="page21R_mcid11"/>порт.</text:p>
      <text:p text:style-name="P32">Іноді для визначення швидкості передачі інформації використовують термін – символи за секунду (<text:bookmark text:name="page21R_mcid13"/>cps<text:bookmark text:name="page21R_mcid14"/>). Він більш реально відображає швидкість передачі даних, оскільки не враховує службові біти, які не несуть корисної інформації.</text:p>
      <text:p text:style-name="P31">Інтерфейс RS<text:bookmark text:name="page21R_mcid132"/>-232-<text:bookmark text:name="page21R_mcid133"/>C визначає обмін між пристроями двох типів: DTE (<text:bookmark text:name="page21R_mcid137"/>Data Terminal Equipment – термінальний пристрій) і DCE (<text:bookmark text:name="page21R_mcid145"/>Data Communication Equipment – пристрій зв’язку). Частіше комп<text:bookmark text:name="page21R_mcid151"/>’<text:bookmark text:name="page21R_mcid152"/>ютер є термінальним пристроєм. Модеми і принтери завжди є пристроями зв<text:bookmark text:name="page21R_mcid153"/>’<text:bookmark text:name="page21R_mcid154"/>язку.</text:p>
      <text:p text:style-name="P33">На етапі ініціалізації системи модуль процедури початкової загрузки BIOS тестує асинхронні порти RS<text:bookmark text:name="page30R_mcid23"/>-232-<text:bookmark text:name="page30R_mcid24"/>C і ініціалізує їх. Їх базові адреси записуються в області даних BIOS<text:bookmark text:name="page30R_mcid27"/>, починаючи з адреси 0040:0000<text:bookmark text:name="page30R_mcid28"/>h<text:bookmark text:name="page30R_mcid29"/>. Проглянути наявність COM<text:bookmark text:name="page30R_mcid32"/>-<text:bookmark text:name="page30R_mcid33"/>портів на комп<text:bookmark text:name="page30R_mcid34"/>’<text:bookmark text:name="page30R_mcid35"/>ютері можна за допомогою програми DEBUG<text:bookmark text:name="page30R_mcid37"/>.<text:bookmark text:name="page30R_mcid38"/>EXE (<text:bookmark text:name="page30R_mcid40"/>команда d<text:bookmark text:name="page30R_mcid42"/>40:0). Адаптери звичайно мають базову адресу і займають диапазон адрес відповідно:</text:p>
      <text:list xml:id="list2925137247" text:style-name="L3">
        <text:list-item>
          <text:p text:style-name="P60">COM<text:bookmark text:name="page30R_mcid48"/>1 – 3<text:bookmark text:name="page30R_mcid49"/>F<text:bookmark text:name="page30R_mcid50"/>8<text:bookmark text:name="page30R_mcid51"/>h (3<text:bookmark text:name="page30R_mcid53"/>F<text:bookmark text:name="page30R_mcid54"/>8<text:bookmark text:name="page30R_mcid55"/>h<text:bookmark text:name="page30R_mcid56"/>-3<text:bookmark text:name="page30R_mcid57"/>FFh<text:bookmark text:name="page30R_mcid58"/>),</text:p>
        </text:list-item>
        <text:list-item>
          <text:p text:style-name="P60">COM<text:bookmark text:name="page30R_mcid60"/>2 – 2<text:bookmark text:name="page30R_mcid61"/>F<text:bookmark text:name="page30R_mcid62"/>8<text:bookmark text:name="page30R_mcid63"/>h (2<text:bookmark text:name="page30R_mcid65"/>F<text:bookmark text:name="page30R_mcid66"/>8<text:bookmark text:name="page30R_mcid67"/>h<text:bookmark text:name="page30R_mcid68"/>-2<text:bookmark text:name="page30R_mcid69"/>FFh<text:bookmark text:name="page30R_mcid70"/>),</text:p>
        </text:list-item>
        <text:list-item>
          <text:p text:style-name="P60">COM<text:bookmark text:name="page30R_mcid72"/>3 – 3<text:bookmark text:name="page30R_mcid73"/>E<text:bookmark text:name="page30R_mcid74"/>8<text:bookmark text:name="page30R_mcid75"/>h (3<text:bookmark text:name="page30R_mcid77"/>E<text:bookmark text:name="page30R_mcid78"/>8<text:bookmark text:name="page30R_mcid79"/>h<text:bookmark text:name="page30R_mcid80"/>-3<text:bookmark text:name="page30R_mcid81"/>EFh<text:bookmark text:name="page30R_mcid82"/>),</text:p>
        </text:list-item>
        <text:list-item>
          <text:p text:style-name="P60">COM<text:bookmark text:name="page30R_mcid84"/>4 – 2<text:bookmark text:name="page30R_mcid85"/>E<text:bookmark text:name="page30R_mcid86"/>8<text:bookmark text:name="page30R_mcid87"/>h (2<text:bookmark text:name="page30R_mcid89"/>E<text:bookmark text:name="page30R_mcid90"/>8<text:bookmark text:name="page30R_mcid91"/>h<text:bookmark text:name="page30R_mcid92"/>-2<text:bookmark text:name="page30R_mcid93"/>Efh<text:bookmark text:name="page30R_mcid94"/>).</text:p>
        </text:list-item>
      </text:list>
      <text:p text:style-name="P34">Порти асинхронного адаптера можуть виробляти переривання<text:bookmark text:name="page30R_mcid96"/>:</text:p>
      <text:list xml:id="list524430042" text:style-name="L4">
        <text:list-item>
          <text:p text:style-name="P61">COM1, COM3 – IRQ4 (<text:bookmark text:name="page30R_mcid98"/>відповідає INT 0Ch);</text:p>
        </text:list-item>
        <text:list-item>
          <text:p text:style-name="P61">COM2, COM4 – IRQ3 (<text:bookmark text:name="page30R_mcid101"/>відповідає INT 0Bh).</text:p>
        </text:list-item>
      </text:list>
      <text:p text:style-name="P49">Функції <text:s/>переривання <text:span text:style-name="T15">14h</text:span></text:p>
      <text:p text:style-name="P46">Усі функції мають два обов’язкових параметри на вході:</text:p>
      <text:list xml:id="list4048486504" text:style-name="L5">
        <text:list-item>
          <text:p text:style-name="P62">AH = <text:bookmark text:name="page30R_mcid1461"/><text:span text:style-name="T17">номер функції</text:span>;</text:p>
        </text:list-item>
        <text:list-item>
          <text:p text:style-name="P63">DX = номер порту<text:bookmark text:name="page34R_mcid101121"/>:</text:p>
          <text:list>
            <text:list-item>
              <text:p text:style-name="P63">0 – COM1,</text:p>
            </text:list-item>
            <text:list-item>
              <text:p text:style-name="P63">1 – COM2,</text:p>
            </text:list-item>
            <text:list-item>
              <text:p text:style-name="P63">2 – COM3,</text:p>
            </text:list-item>
            <text:list-item>
              <text:p text:style-name="P67">3 – COM4;</text:p>
            </text:list-item>
          </text:list>
        </text:list-item>
      </text:list>
      <text:p text:style-name="P68">Також усі функції мают на виході AH = стан порту асинхронного адаптера.</text:p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878947915728">
          <table:table-cell table:style-name="Table3.A1" office:value-type="string">
            <text:p text:style-name="P24">Призначення функції</text:p>
          </table:table-cell>
          <table:table-cell table:style-name="Table3.A1" office:value-type="string">
            <text:p text:style-name="P25">AL <text:span text:style-name="T16">на виході</text:span></text:p>
          </table:table-cell>
          <table:table-cell table:style-name="Table3.A1" office:value-type="string">
            <text:p text:style-name="P24">На вході</text:p>
          </table:table-cell>
          <table:table-cell table:style-name="Table3.D1" table:number-columns-spanned="2" office:value-type="string">
            <text:p text:style-name="P24">На виході</text:p>
          </table:table-cell>
          <table:covered-table-cell/>
        </table:table-row>
        <table:table-row table:style-name="TableLine94878948270672">
          <table:table-cell table:style-name="Table3.A2" office:value-type="string">
            <text:p text:style-name="P48">Ініціалізація<text:span text:style-name="T21">(00h)</text:span></text:p>
          </table:table-cell>
          <table:table-cell table:style-name="Table3.A2" office:value-type="string">
            <text:list xml:id="list1526758596" text:style-name="L6">
              <text:list-header>
                <text:p text:style-name="P64">стан модем<text:span text:style-name="T19">у</text:span></text:p>
              </text:list-header>
            </text:list>
          </table:table-cell>
          <table:table-cell table:style-name="Table3.A2" office:value-type="string">
            <text:list xml:id="list213931661699023" text:continue-numbering="true" text:style-name="L6">
              <text:list-header>
                <text:p text:style-name="P64">AL = параметри ініціалізації (див. Нижче)</text:p>
              </text:list-header>
            </text:list>
          </table:table-cell>
          <table:table-cell table:style-name="Table3.D2" table:number-columns-spanned="2" office:value-type="string">
            <text:list xml:id="list213930945383564" text:continue-numbering="true" text:style-name="L6">
              <text:list-header>
                <text:p text:style-name="P69"/>
              </text:list-header>
            </text:list>
          </table:table-cell>
          <table:covered-table-cell/>
        </table:table-row>
        <table:table-row table:style-name="TableLine94878948327232">
          <table:table-cell table:style-name="Table3.A2" office:value-type="string">
            <text:p text:style-name="P39">передача байта<text:span text:style-name="T18">(01h)</text:span></text:p>
          </table:table-cell>
          <table:table-cell table:style-name="Table3.A2" office:value-type="string">
            <text:list xml:id="list213931021657715" text:continue-numbering="true" text:style-name="L6">
              <text:list-header>
                <text:p text:style-name="P64">зберігається</text:p>
              </text:list-header>
            </text:list>
          </table:table-cell>
          <table:table-cell table:style-name="Table3.A2" office:value-type="string">
            <text:list xml:id="list213931103384603" text:continue-numbering="true" text:style-name="L6">
              <text:list-header>
                <text:p text:style-name="P64">AL = байт, який передається</text:p>
              </text:list-header>
            </text:list>
          </table:table-cell>
          <table:table-cell table:style-name="Table3.A2" table:number-rows-spanned="2" office:value-type="string">
            <text:list xml:id="list213931862737316" text:continue-numbering="true" text:style-name="L6">
              <text:list-header>
                <text:p text:style-name="P70">сталася помилка, якщо</text:p>
              </text:list-header>
            </text:list>
          </table:table-cell>
          <table:table-cell table:style-name="Table3.D2" office:value-type="string">
            <text:list xml:id="list213931527526192" text:continue-numbering="true" text:style-name="L6">
              <text:list-header>
                <text:p text:style-name="P69">біт 7 регістра AH встановлений в 1</text:p>
              </text:list-header>
            </text:list>
          </table:table-cell>
        </table:table-row>
        <table:table-row table:style-name="TableLine94878948329520">
          <table:table-cell table:style-name="Table3.A2" office:value-type="string">
            <text:p text:style-name="P39">отримання байта<text:span text:style-name="T18">(02h)</text:span></text:p>
          </table:table-cell>
          <table:table-cell table:style-name="Table3.A2" office:value-type="string">
            <text:p text:style-name="P39">прийнятий байт</text:p>
          </table:table-cell>
          <table:table-cell table:style-name="Table3.A2" office:value-type="string">
            <text:p text:style-name="P39"/>
          </table:table-cell>
          <table:covered-table-cell table:style-name="Table3.A2"/>
          <table:table-cell table:style-name="Table3.D2" office:value-type="string">
            <text:p text:style-name="P47">регістр AH не дорівнює 0,</text:p>
          </table:table-cell>
        </table:table-row>
        <table:table-row table:style-name="TableLine94878948331184">
          <table:table-cell table:style-name="Table3.A2" office:value-type="string">
            <text:p text:style-name="P47">Стан порту асинхронного адаптера<text:span text:style-name="T18">(03h)</text:span></text:p>
          </table:table-cell>
          <table:table-cell table:style-name="Table3.A2" office:value-type="string">
            <text:p text:style-name="P39">стан модем<text:span text:style-name="T19">у</text:span></text:p>
          </table:table-cell>
          <table:table-cell table:style-name="Table3.A2" office:value-type="string">
            <text:p text:style-name="P39"/>
          </table:table-cell>
          <table:table-cell table:style-name="Table3.D2" table:number-columns-spanned="2" office:value-type="string">
            <text:p text:style-name="P39"/>
          </table:table-cell>
          <table:covered-table-cell/>
        </table:table-row>
      </table:table>
      <text:p text:style-name="P27"/>
      <text:p text:style-name="P35">параметри ініціалізації (<text:bookmark text:name="page30R_mcid165"/>x – стан біта байдуже будь-який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 table:number-columns-repeated="4"/>
        <table:table-row table:style-name="TableLine94878948251584">
          <table:table-cell table:style-name="Table1.A1" office:value-type="string">
            <text:p text:style-name="P16">Біти</text:p>
          </table:table-cell>
          <table:table-cell table:style-name="Table1.B1" table:number-columns-spanned="12" office:value-type="string">
            <text:p text:style-name="P16">Зміс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10880">
          <table:table-cell table:style-name="Table1.A2" table:number-rows-spanned="3" office:value-type="string">
            <text:p text:style-name="P16">D1, D0</text:p>
          </table:table-cell>
          <table:table-cell table:style-name="Table1.B2" table:number-columns-spanned="12" office:value-type="string">
            <text:p text:style-name="P16">Довжина слова в бі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12272">
          <table:covered-table-cell table:style-name="Table1.A2"/>
          <table:table-cell table:style-name="Table1.A2" office:value-type="string">
            <text:p text:style-name="P20">значення</text:p>
          </table:table-cell>
          <table:table-cell table:style-name="Table1.A2" table:number-columns-spanned="3" office:value-type="string">
            <text:p text:style-name="P21">00</text:p>
          </table:table-cell>
          <table:covered-table-cell/>
          <table:covered-table-cell/>
          <table:table-cell table:style-name="Table1.A2" table:number-columns-spanned="3" office:value-type="string">
            <text:p text:style-name="P21">01</text:p>
          </table:table-cell>
          <table:covered-table-cell/>
          <table:covered-table-cell/>
          <table:table-cell table:style-name="Table1.A2" table:number-columns-spanned="3" office:value-type="string">
            <text:p text:style-name="P21">10</text:p>
          </table:table-cell>
          <table:covered-table-cell/>
          <table:covered-table-cell/>
          <table:table-cell table:style-name="Table1.B2" table:number-columns-spanned="2" office:value-type="string">
            <text:p text:style-name="P21">11</text:p>
          </table:table-cell>
          <table:covered-table-cell/>
        </table:table-row>
        <table:table-row table:style-name="TableLine94878948416336">
          <table:covered-table-cell table:style-name="Table1.A2"/>
          <table:table-cell table:style-name="Table1.A2" office:value-type="string">
            <text:p text:style-name="P20">довжина</text:p>
          </table:table-cell>
          <table:table-cell table:style-name="Table1.A2" table:number-columns-spanned="3" office:value-type="string">
            <text:p text:style-name="P21">5 біт</text:p>
          </table:table-cell>
          <table:covered-table-cell/>
          <table:covered-table-cell/>
          <table:table-cell table:style-name="Table1.A2" table:number-columns-spanned="3" office:value-type="string">
            <text:p text:style-name="P21">6 біт</text:p>
          </table:table-cell>
          <table:covered-table-cell/>
          <table:covered-table-cell/>
          <table:table-cell table:style-name="Table1.A2" table:number-columns-spanned="3" office:value-type="string">
            <text:p text:style-name="P21">7 біт</text:p>
          </table:table-cell>
          <table:covered-table-cell/>
          <table:covered-table-cell/>
          <table:table-cell table:style-name="Table1.B2" table:number-columns-spanned="2" office:value-type="string">
            <text:p text:style-name="P21">8 біт</text:p>
          </table:table-cell>
          <table:covered-table-cell/>
        </table:table-row>
        <table:table-row table:style-name="TableLine94878948418272">
          <table:table-cell table:style-name="Table1.A2" office:value-type="string">
            <text:p text:style-name="P18">D2</text:p>
          </table:table-cell>
          <table:table-cell table:style-name="Table1.B2" table:number-columns-spanned="12" office:value-type="string">
            <text:p text:style-name="P16">Кількість стопових бітів:</text:p>
            <text:list xml:id="list864269608" text:style-name="L7">
              <text:list-item>
                <text:p text:style-name="P78">0 – 1 біт,</text:p>
              </text:list-item>
              <text:list-item>
                <text:p text:style-name="P78">1 – 2 біт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19440">
          <table:table-cell table:style-name="Table1.A2" office:value-type="string">
            <text:p text:style-name="P19">D4, D3</text:p>
          </table:table-cell>
          <table:table-cell table:style-name="Table1.B2" table:number-columns-spanned="12" office:value-type="string">
            <text:p text:style-name="P17">Парність:</text:p>
            <text:list xml:id="list919906282" text:style-name="L8">
              <text:list-item>
                <text:p text:style-name="P79">x0 – контроль на парність не використовується,</text:p>
              </text:list-item>
              <text:list-item>
                <text:p text:style-name="P80">01 – контроль на непарність,</text:p>
              </text:list-item>
              <text:list-item>
                <text:p text:style-name="P80">11 – контроль на парність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20208">
          <table:table-cell table:style-name="Table1.A2" table:number-rows-spanned="3" office:value-type="string">
            <text:p text:style-name="P16">D7-D5</text:p>
          </table:table-cell>
          <table:table-cell table:style-name="Table1.B2" table:number-columns-spanned="12" office:value-type="string">
            <text:p text:style-name="P16">Швидкість передачі да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21024">
          <table:covered-table-cell table:style-name="Table1.A2"/>
          <table:table-cell table:style-name="Table1.A2" table:number-columns-spanned="2" office:value-type="string">
            <text:p text:style-name="P20">значення</text:p>
          </table:table-cell>
          <table:covered-table-cell/>
          <table:table-cell table:style-name="Table1.A2" office:value-type="string">
            <text:p text:style-name="P22">000</text:p>
          </table:table-cell>
          <table:table-cell table:style-name="Table1.A2" table:number-columns-spanned="2" office:value-type="string">
            <text:p text:style-name="P22">001</text:p>
          </table:table-cell>
          <table:covered-table-cell/>
          <table:table-cell table:style-name="Table1.A2" office:value-type="string">
            <text:p text:style-name="P22">010</text:p>
          </table:table-cell>
          <table:table-cell table:style-name="Table1.A2" table:number-columns-spanned="2" office:value-type="string">
            <text:p text:style-name="P22">011</text:p>
          </table:table-cell>
          <table:covered-table-cell/>
          <table:table-cell table:style-name="Table1.A2" office:value-type="string">
            <text:p text:style-name="P22">100</text:p>
          </table:table-cell>
          <table:table-cell table:style-name="Table1.A2" office:value-type="string">
            <text:p text:style-name="P22">101</text:p>
          </table:table-cell>
          <table:table-cell table:style-name="Table1.A2" office:value-type="string">
            <text:p text:style-name="P22">110</text:p>
          </table:table-cell>
          <table:table-cell table:style-name="Table1.B2" office:value-type="string">
            <text:p text:style-name="P22">111</text:p>
          </table:table-cell>
        </table:table-row>
        <table:table-row table:style-name="TableLine94878948426672">
          <table:covered-table-cell table:style-name="Table1.A2"/>
          <table:table-cell table:style-name="Table1.A2" table:number-columns-spanned="2" office:value-type="string">
            <text:p text:style-name="P23">Швидкість(біт/с)</text:p>
          </table:table-cell>
          <table:covered-table-cell/>
          <table:table-cell table:style-name="Table1.A2" office:value-type="string">
            <text:p text:style-name="P23">100</text:p>
          </table:table-cell>
          <table:table-cell table:style-name="Table1.A2" table:number-columns-spanned="2" office:value-type="string">
            <text:p text:style-name="P23">150</text:p>
          </table:table-cell>
          <table:covered-table-cell/>
          <table:table-cell table:style-name="Table1.A2" office:value-type="string">
            <text:p text:style-name="P23">300</text:p>
          </table:table-cell>
          <table:table-cell table:style-name="Table1.A2" table:number-columns-spanned="2" office:value-type="string">
            <text:p text:style-name="P23">600</text:p>
          </table:table-cell>
          <table:covered-table-cell/>
          <table:table-cell table:style-name="Table1.A2" office:value-type="string">
            <text:p text:style-name="P23">1200</text:p>
          </table:table-cell>
          <table:table-cell table:style-name="Table1.A2" office:value-type="string">
            <text:p text:style-name="P23">2400</text:p>
          </table:table-cell>
          <table:table-cell table:style-name="Table1.A2" office:value-type="string">
            <text:p text:style-name="P23">4800</text:p>
          </table:table-cell>
          <table:table-cell table:style-name="Table1.B2" office:value-type="string">
            <text:p text:style-name="P23">9600</text:p>
          </table:table-cell>
        </table:table-row>
      </table:table>
      <text:p text:style-name="P44"><text:bookmark-start text:name="page30R_mcid199"/><text:bookmark-start text:name="page30R_mcid214"/><text:bookmark-start text:name="page30R_mcid190"/><text:bookmark-start text:name="page30R_mcid229"/><text:bookmark-start text:name="page30R_mcid172"/><text:bookmark-start text:name="page30R_mcid193"/><text:bookmark-start text:name="page30R_mcid228"/><text:bookmark-start text:name="page30R_mcid216"/><text:bookmark-start text:name="page30R_mcid189"/><text:bookmark-start text:name="page30R_mcid187"/><text:bookmark-start text:name="page30R_mcid181"/><text:bookmark-start text:name="page30R_mcid198"/><text:bookmark-start text:name="page30R_mcid218"/><text:bookmark-start text:name="page30R_mcid234"/><text:bookmark-start text:name="page30R_mcid221"/><text:bookmark-start text:name="page30R_mcid177"/><text:bookmark-start text:name="page30R_mcid210"/><text:bookmark-start text:name="page30R_mcid182"/><text:bookmark-start text:name="page30R_mcid173"/><text:bookmark-start text:name="page30R_mcid175"/><text:bookmark-start text:name="page30R_mcid211"/><text:bookmark-start text:name="page30R_mcid207"/><text:bookmark-start text:name="undefined15"/><text:bookmark-start text:name="page30R_mcid212"/><text:bookmark-start text:name="page30R_mcid206"/><text:bookmark-start text:name="page30R_mcid225"/><text:bookmark-start text:name="page30R_mcid219"/><text:bookmark-start text:name="page30R_mcid208"/><text:bookmark-start text:name="page30R_mcid217"/><text:bookmark-start text:name="page30R_mcid203"/><text:bookmark-start text:name="page30R_mcid204"/><text:bookmark-start text:name="undefined17"/><text:bookmark-start text:name="page30R_mcid223"/><text:bookmark-start text:name="page30R_mcid224"/><text:bookmark-start text:name="page30R_mcid196"/><text:bookmark-start text:name="page30R_mcid194"/><text:bookmark-start text:name="page30R_mcid188"/><text:bookmark-start text:name="page30R_mcid183"/><text:bookmark-start text:name="page30R_mcid18"/><text:bookmark-start text:name="page30R_mcid202"/><text:bookmark-start text:name="page30R_mcid174"/><text:bookmark-start text:name="page30R_mcid222"/><text:bookmark-start text:name="page30R_mcid180"/><text:bookmark-start text:name="page30R_mcid176"/><text:bookmark-start text:name="page30R_mcid192"/><text:bookmark-start text:name="page30R_mcid185"/><text:bookmark-start text:name="page30R_mcid195"/><text:bookmark-start text:name="page30R_mcid230"/><text:bookmark-start text:name="page30R_mcid14"/><text:bookmark-start text:name="page30R_mcid201"/><text:bookmark-start text:name="page30R_mcid226"/><text:bookmark-start text:name="page30R_mcid4"/><text:bookmark-start text:name="page30R_mcid227"/><text:bookmark-start text:name="page30R_mcid184"/><text:bookmark-start text:name="page30R_mcid191"/><text:bookmark-start text:name="page30R_mcid231"/><text:bookmark-start text:name="undefined16"/><text:bookmark-start text:name="page30R_mcid186"/><text:bookmark-start text:name="page30R_mcid16"/><text:bookmark-start text:name="page30R_mcid10"/><text:bookmark-start text:name="page30R_mcid209"/><text:bookmark-start text:name="page30R_mcid232"/><text:bookmark-start text:name="page30R_mcid12"/><text:bookmark-start text:name="page30R_mcid233"/><text:bookmark-start text:name="page30R_mcid200"/><text:bookmark-start text:name="page30R_mcid178"/><text:bookmark-start text:name="page30R_mcid205"/><text:bookmark text:name="page34R_mcid0"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78948335536">
          <table:table-cell table:style-name="Table2.A1" office:value-type="string">
            <text:p text:style-name="P71">байт</text:p>
          </table:table-cell>
          <table:table-cell table:style-name="Table2.A1" office:value-type="string">
            <text:p text:style-name="P82">стан порту асинхронного адаптера</text:p>
          </table:table-cell>
          <table:table-cell table:style-name="Table2.C1" office:value-type="string">
            <text:p text:style-name="P83">стан модему</text:p>
          </table:table-cell>
        </table:table-row>
        <table:table-row table:style-name="TableLine94878948555904">
          <table:table-cell table:style-name="Table2.A2" office:value-type="string">
            <text:list xml:id="list2436775425" text:style-name="L9">
              <text:list-header>
                <text:p text:style-name="P72">D0</text:p>
              </text:list-header>
            </text:list>
          </table:table-cell>
          <table:table-cell table:style-name="Table2.A2" office:value-type="string">
            <text:p text:style-name="P42">Тайм-аут, якщо встановлений цей біт, інші біти не мають значення</text:p>
          </table:table-cell>
          <table:table-cell table:style-name="Table2.C2" office:value-type="string">
            <text:p text:style-name="P43">Лінія CTS змінила стан</text:p>
          </table:table-cell>
        </table:table-row>
        <table:table-row table:style-name="TableLine94878948558352">
          <table:table-cell table:style-name="Table2.A2" office:value-type="string">
            <text:list xml:id="list213931906121947" text:continue-numbering="true" text:style-name="L9">
              <text:list-header>
                <text:p text:style-name="P73">D1</text:p>
              </text:list-header>
            </text:list>
          </table:table-cell>
          <table:table-cell table:style-name="Table2.A2" office:value-type="string">
            <text:p text:style-name="P41">Регістр зсуву передавача пустий</text:p>
          </table:table-cell>
          <table:table-cell table:style-name="Table2.C2" office:value-type="string">
            <text:p text:style-name="P37">Лінія DSR змінила стан</text:p>
          </table:table-cell>
        </table:table-row>
        <table:table-row table:style-name="TableLine94878948559168">
          <table:table-cell table:style-name="Table2.A2" office:value-type="string">
            <text:list xml:id="list213932129070512" text:continue-numbering="true" text:style-name="L9">
              <text:list-header>
                <text:p text:style-name="P73">D2</text:p>
              </text:list-header>
            </text:list>
          </table:table-cell>
          <table:table-cell table:style-name="Table2.A2" office:value-type="string">
            <text:p text:style-name="P41">Буферний регістр передавача пустий</text:p>
          </table:table-cell>
          <table:table-cell table:style-name="Table2.C2" office:value-type="string">
            <text:p text:style-name="P37">Лінія RI змінила стан</text:p>
          </table:table-cell>
        </table:table-row>
        <table:table-row table:style-name="TableLine94878948560032">
          <table:table-cell table:style-name="Table2.A2" office:value-type="string">
            <text:list xml:id="list213932600800185" text:continue-numbering="true" text:style-name="L9">
              <text:list-header>
                <text:p text:style-name="P74">D3</text:p>
              </text:list-header>
            </text:list>
          </table:table-cell>
          <table:table-cell table:style-name="Table2.A2" office:value-type="string">
            <text:p text:style-name="P41">Виявлено стан BREAK</text:p>
          </table:table-cell>
          <table:table-cell table:style-name="Table2.C2" office:value-type="string">
            <text:p text:style-name="P37">Лінія DCD змінила стан</text:p>
          </table:table-cell>
        </table:table-row>
        <table:table-row table:style-name="TableLine94878948561088">
          <table:table-cell table:style-name="Table2.A2" office:value-type="string">
            <text:list xml:id="list213932134255848" text:continue-numbering="true" text:style-name="L9">
              <text:list-header>
                <text:p text:style-name="P75">D<text:span text:style-name="T20">4</text:span></text:p>
              </text:list-header>
            </text:list>
          </table:table-cell>
          <table:table-cell table:style-name="Table2.A2" office:value-type="string">
            <text:p text:style-name="P41">Помилка синхронізації</text:p>
          </table:table-cell>
          <table:table-cell table:style-name="Table2.C2" office:value-type="string">
            <text:p text:style-name="P37">Стан лінії CTS</text:p>
          </table:table-cell>
        </table:table-row>
        <table:table-row table:style-name="TableLine94878948562288">
          <table:table-cell table:style-name="Table2.A2" office:value-type="string">
            <text:list xml:id="list213932054583333" text:continue-numbering="true" text:style-name="L9">
              <text:list-header>
                <text:p text:style-name="P75">D<text:span text:style-name="T20">5</text:span></text:p>
              </text:list-header>
            </text:list>
          </table:table-cell>
          <table:table-cell table:style-name="Table2.A2" office:value-type="string">
            <text:p text:style-name="P41">Помилка парності</text:p>
          </table:table-cell>
          <table:table-cell table:style-name="Table2.C2" office:value-type="string">
            <text:p text:style-name="P37">Стан лінії DSR</text:p>
          </table:table-cell>
        </table:table-row>
        <table:table-row table:style-name="TableLine94878948563264">
          <table:table-cell table:style-name="Table2.A2" office:value-type="string">
            <text:list xml:id="list213931426374363" text:continue-numbering="true" text:style-name="L9">
              <text:list-header>
                <text:p text:style-name="P75">D<text:span text:style-name="T20">6</text:span></text:p>
              </text:list-header>
            </text:list>
          </table:table-cell>
          <table:table-cell table:style-name="Table2.A2" office:value-type="string">
            <text:p text:style-name="P36">Помилка переповнення вхідного регістра</text:p>
          </table:table-cell>
          <table:table-cell table:style-name="Table2.C2" office:value-type="string">
            <text:p text:style-name="P37">Стан лінії RI</text:p>
          </table:table-cell>
        </table:table-row>
        <table:table-row table:style-name="TableLine94878948564240">
          <table:table-cell table:style-name="Table2.A2" office:value-type="string">
            <text:list xml:id="list213932542079714" text:continue-numbering="true" text:style-name="L9">
              <text:list-header>
                <text:p text:style-name="P75">D<text:span text:style-name="T20">7</text:span></text:p>
              </text:list-header>
            </text:list>
          </table:table-cell>
          <table:table-cell table:style-name="Table2.A2" office:value-type="string">
            <text:list xml:id="list213931199797722" text:continue-numbering="true" text:style-name="L9">
              <text:list-header>
                <text:p text:style-name="P65">Дані готові</text:p>
              </text:list-header>
            </text:list>
          </table:table-cell>
          <table:table-cell table:style-name="Table2.C2" office:value-type="string">
            <text:list xml:id="list213931560884027" text:continue-numbering="true" text:style-name="L9">
              <text:list-header>
                <text:p text:style-name="P66">Стан лінії DCD</text:p>
              </text:list-header>
            </text:list>
          </table:table-cell>
        </table:table-row>
      </table:table>
      <text:p text:style-name="P40"/>
      <text:p text:style-name="P38"/>
      <text:p text:style-name="P77"><text:span text:style-name="T14">Текст програми</text:span></text:p>
      <text:p text:style-name="P52">// Safonov Danylo pz1911(931)</text:p>
      <text:p text:style-name="Preformatted_20_Text">#include &lt;iostream.h&gt;</text:p>
      <text:p text:style-name="Preformatted_20_Text">#include &lt;stdio.h&gt;</text:p>
      <text:p text:style-name="Preformatted_20_Text">#include &lt;conio.h&gt;</text:p>
      <text:p text:style-name="Preformatted_20_Text">#include &lt;stdlib.h&gt;</text:p>
      <text:p text:style-name="Preformatted_20_Text"/>
      <text:p text:style-name="Preformatted_20_Text">short portNumber() {</text:p>
      <text:p text:style-name="Preformatted_20_Text"><text:s text:c="8"/>short pt;</text:p>
      <text:p text:style-name="Preformatted_20_Text"><text:s text:c="8"/>clrscr();</text:p>
      <text:p text:style-name="Preformatted_20_Text"><text:s text:c="8"/>printf("Port number: ");</text:p>
      <text:p text:style-name="Preformatted_20_Text"><text:s text:c="8"/>scanf("%d", &amp;pt);</text:p>
      <text:p text:style-name="Preformatted_20_Text"><text:s text:c="8"/>return pt - 1;// when passing it as argument to interruption it is 0 indexed</text:p>
      <text:p text:style-name="Preformatted_20_Text">}</text:p>
      <text:p text:style-name="Preformatted_20_Text"/>
      <text:p text:style-name="Preformatted_20_Text">// params</text:p>
      <text:p text:style-name="Preformatted_20_Text">// <text:s text:c="9"/>D0 D1 | <text:s text:c="12"/>D2 | <text:s text:c="7"/>D3 D4 | <text:s text:c="6"/>D5 D6 D7 </text:p>
      <text:p text:style-name="Preformatted_20_Text">// word len(bits) | stop len(bits) | parity check | transfer speed </text:p>
      <text:p text:style-name="Preformatted_20_Text">void initialize(char params) {</text:p>
      <text:p text:style-name="Preformatted_20_Text"><text:s text:c="8"/>char res; <text:s text:c="3"/></text:p>
      <text:p text:style-name="Preformatted_20_Text"><text:s text:c="8"/>short pt = portNumber();</text:p>
      <text:p text:style-name="Preformatted_20_Text"/>
      <text:p text:style-name="Preformatted_20_Text"><text:s text:c="8"/>_asm {</text:p>
      <text:p text:style-name="Preformatted_20_Text"><text:s text:c="16"/>push ax</text:p>
      <text:p text:style-name="Preformatted_20_Text"><text:s text:c="16"/>push dx</text:p>
      <text:p text:style-name="Preformatted_20_Text"/>
      <text:p text:style-name="Preformatted_20_Text"><text:s text:c="16"/>mov ah, 00h</text:p>
      <text:p text:style-name="Preformatted_20_Text"><text:s text:c="16"/>mov dx, pt</text:p>
      <text:p text:style-name="Preformatted_20_Text"><text:s text:c="16"/>mov al, params</text:p>
      <text:p text:style-name="Preformatted_20_Text"><text:s text:c="16"/>INT 14h</text:p>
      <text:p text:style-name="Preformatted_20_Text"><text:s text:c="16"/>mov res, ah</text:p>
      <text:p text:style-name="Preformatted_20_Text"><text:s text:c="16"/></text:p>
      <text:p text:style-name="Preformatted_20_Text"><text:s text:c="16"/>pop dx</text:p>
      <text:p text:style-name="Preformatted_20_Text"><text:s text:c="16"/>pop ax</text:p>
      <text:p text:style-name="Preformatted_20_Text"><text:s text:c="8"/>}</text:p>
      <text:p text:style-name="Preformatted_20_Text"/>
      <text:p text:style-name="Preformatted_20_Text"><text:s text:c="8"/>cout &lt;&lt; "\n\nPort's state:\n" &lt;&lt; res &lt;&lt; endl;</text:p>
      <text:p text:style-name="Preformatted_20_Text"><text:s text:c="8"/>int value = (int)res;</text:p>
      <text:p text:style-name="Preformatted_20_Text"><text:s text:c="8"/>for (int i = 7; i &gt;= 0; i--) {</text:p>
      <text:p text:style-name="Preformatted_20_Text"><text:s text:c="16"/>cout &lt;&lt; (1 &lt;&lt; i) &amp; value;</text:p>
      <text:p text:style-name="Preformatted_20_Text"><text:s text:c="8"/>}</text:p>
      <text:p text:style-name="Preformatted_20_Text"><text:s text:c="8"/>getch();</text:p>
      <text:p text:style-name="Preformatted_20_Text">}</text:p>
      <text:p text:style-name="Preformatted_20_Text"/>
      <text:p text:style-name="Preformatted_20_Text">void send(char* str) {</text:p>
      <text:p text:style-name="Preformatted_20_Text"><text:s text:c="8"/>char res, s;</text:p>
      <text:p text:style-name="Preformatted_20_Text"><text:s text:c="8"/>short pt = portNumber();</text:p>
      <text:p text:style-name="Preformatted_20_Text"><text:s text:c="8"/>do {</text:p>
      <text:p text:style-name="Preformatted_20_Text"><text:s text:c="16"/>do {</text:p>
      <text:p text:style-name="Preformatted_20_Text"><text:s text:c="24"/>s = *str;</text:p>
      <text:p text:style-name="Preformatted_20_Text"><text:s text:c="24"/>_asm {</text:p>
      <text:p text:style-name="Preformatted_20_Text"><text:s text:c="32"/>push ax</text:p>
      <text:p text:style-name="Preformatted_20_Text"><text:s text:c="32"/>push dx</text:p>
      <text:p text:style-name="Preformatted_20_Text"/>
      <text:p text:style-name="Preformatted_20_Text"><text:s text:c="32"/>mov ah, 01h</text:p>
      <text:p text:style-name="Preformatted_20_Text"><text:s text:c="32"/>mov dx, pt</text:p>
      <text:p text:style-name="Preformatted_20_Text"><text:s text:c="32"/>mov al, s</text:p>
      <text:p text:style-name="Preformatted_20_Text"><text:s text:c="32"/>INT 14h</text:p>
      <text:p text:style-name="Preformatted_20_Text"><text:soft-page-break/><text:s text:c="32"/>mov res, ah</text:p>
      <text:p text:style-name="Preformatted_20_Text"><text:s text:c="32"/></text:p>
      <text:p text:style-name="Preformatted_20_Text"><text:s text:c="32"/>pop dx</text:p>
      <text:p text:style-name="Preformatted_20_Text"><text:s text:c="32"/>pop ax</text:p>
      <text:p text:style-name="Preformatted_20_Text"><text:s text:c="24"/>}</text:p>
      <text:p text:style-name="Preformatted_20_Text"><text:s text:c="16"/>} while (res &amp; 0x80);// 10000000 binary =&gt; error</text:p>
      <text:p text:style-name="Preformatted_20_Text"><text:s text:c="8"/>} while (*(str++)); <text:s text:c="7"/></text:p>
      <text:p text:style-name="Preformatted_20_Text"><text:s text:c="8"/>cout &lt;&lt; "Send finished \n";</text:p>
      <text:p text:style-name="Preformatted_20_Text">}</text:p>
      <text:p text:style-name="Preformatted_20_Text"/>
      <text:p text:style-name="Preformatted_20_Text">void recieve(char* str) {</text:p>
      <text:p text:style-name="Preformatted_20_Text"><text:s text:c="8"/>char err;</text:p>
      <text:p text:style-name="Preformatted_20_Text"><text:s text:c="8"/>char data;</text:p>
      <text:p text:style-name="Preformatted_20_Text"><text:s text:c="8"/>short pt = portNumber();</text:p>
      <text:p text:style-name="Preformatted_20_Text"/>
      <text:p text:style-name="Preformatted_20_Text"><text:s text:c="8"/>do {</text:p>
      <text:p text:style-name="Preformatted_20_Text"><text:s text:c="16"/>do {</text:p>
      <text:p text:style-name="Preformatted_20_Text"><text:s text:c="24"/>_asm {</text:p>
      <text:p text:style-name="Preformatted_20_Text"><text:s text:c="32"/>push ax</text:p>
      <text:p text:style-name="Preformatted_20_Text"><text:s text:c="32"/>push dx</text:p>
      <text:p text:style-name="Preformatted_20_Text"/>
      <text:p text:style-name="Preformatted_20_Text"><text:s text:c="32"/>mov ah, 02h</text:p>
      <text:p text:style-name="Preformatted_20_Text"><text:s text:c="32"/>mov dx, pt</text:p>
      <text:p text:style-name="Preformatted_20_Text"><text:s text:c="32"/>INT 14h</text:p>
      <text:p text:style-name="Preformatted_20_Text"><text:s text:c="32"/>mov err, ah</text:p>
      <text:p text:style-name="Preformatted_20_Text"><text:s text:c="32"/>mov data, al</text:p>
      <text:p text:style-name="Preformatted_20_Text"><text:s text:c="32"/></text:p>
      <text:p text:style-name="Preformatted_20_Text"><text:s text:c="32"/>pop dx</text:p>
      <text:p text:style-name="Preformatted_20_Text"><text:s text:c="32"/>pop ax</text:p>
      <text:p text:style-name="Preformatted_20_Text"><text:s text:c="24"/>}</text:p>
      <text:p text:style-name="Preformatted_20_Text"><text:s text:c="16"/>} while (err);</text:p>
      <text:p text:style-name="Preformatted_20_Text"><text:s text:c="16"/>str[i] = data;</text:p>
      <text:p text:style-name="Preformatted_20_Text"><text:s text:c="8"/>} while (str[i++]);</text:p>
      <text:p text:style-name="Preformatted_20_Text">}</text:p>
      <text:p text:style-name="Preformatted_20_Text"/>
      <text:p text:style-name="Preformatted_20_Text">int main() {</text:p>
      <text:p text:style-name="Preformatted_20_Text"><text:s text:c="8"/>clrscr();</text:p>
      <text:p text:style-name="Preformatted_20_Text"><text:s text:c="8"/>bool exit = false;</text:p>
      <text:p text:style-name="Preformatted_20_Text"><text:s text:c="8"/>while (!exit) {</text:p>
      <text:p text:style-name="Preformatted_20_Text"><text:s text:c="16"/>cout &lt;&lt; "Menu \n"</text:p>
      <text:p text:style-name="Preformatted_20_Text"><text:s text:c="21"/>&lt;&lt; "1.Initilize \port \n"</text:p>
      <text:p text:style-name="Preformatted_20_Text"><text:s text:c="21"/>&lt;&lt; "2.Send message \n"</text:p>
      <text:p text:style-name="Preformatted_20_Text"><text:s text:c="21"/>&lt;&lt; "3.Recieve message \n"</text:p>
      <text:p text:style-name="Preformatted_20_Text"><text:s text:c="21"/>&lt;&lt; "4.Exit\n\n Make your choice=&gt;&gt; ";</text:p>
      <text:p text:style-name="Preformatted_20_Text"><text:s text:c="16"/>int option;</text:p>
      <text:p text:style-name="Preformatted_20_Text"><text:s text:c="16"/>cin &gt;&gt; option;</text:p>
      <text:p text:style-name="Preformatted_20_Text"><text:s text:c="16"/>switch (option) {</text:p>
      <text:p text:style-name="Preformatted_20_Text"><text:s text:c="24"/>case 1: {</text:p>
      <text:p text:style-name="Preformatted_20_Text"><text:s text:c="32"/>int speed;</text:p>
      <text:p text:style-name="Preformatted_20_Text"><text:s text:c="32"/>cout &lt;&lt; "Choose speed\n"</text:p>
      <text:p text:style-name="Preformatted_20_Text"><text:s text:c="37"/>&lt;&lt; "1.100 b/s\n"// <text:s/>192 = 11000000</text:p>
      <text:p text:style-name="Preformatted_20_Text"><text:s text:c="37"/>&lt;&lt; "2.150 b/s\n"// <text:s/>193 = 11000001</text:p>
      <text:p text:style-name="Preformatted_20_Text"><text:s text:c="37"/>&lt;&lt; "3.300 b/s\n"// <text:s/>194 = 11000010</text:p>
      <text:p text:style-name="Preformatted_20_Text"><text:s text:c="37"/>&lt;&lt; "4.600 b/s\n"// <text:s/>195 = 11000011</text:p>
      <text:p text:style-name="Preformatted_20_Text"><text:s text:c="37"/>&lt;&lt; "5.1200 b/s\n"// 196 = 11000100</text:p>
      <text:p text:style-name="Preformatted_20_Text"><text:s text:c="37"/>&lt;&lt; "6.2400 b/s\n"// 197 = 11000101</text:p>
      <text:p text:style-name="Preformatted_20_Text"><text:s text:c="37"/>&lt;&lt; "7.4800 b/s\n"// 198 = 11000110</text:p>
      <text:p text:style-name="Preformatted_20_Text"><text:s text:c="37"/>&lt;&lt; "8.9600 b/s\n"// 199 = 11000111</text:p>
      <text:p text:style-name="Preformatted_20_Text"><text:s text:c="37"/>&lt;&lt; "Your choise - ";</text:p>
      <text:p text:style-name="Preformatted_20_Text"><text:soft-page-break/><text:s text:c="32"/>cin &gt;&gt; speed;</text:p>
      <text:p text:style-name="Preformatted_20_Text"><text:s text:c="32"/>initialize(speed + 191);</text:p>
      <text:p text:style-name="Preformatted_20_Text"><text:s text:c="32"/>break;</text:p>
      <text:p text:style-name="Preformatted_20_Text"><text:s text:c="24"/>}</text:p>
      <text:p text:style-name="Preformatted_20_Text"><text:s text:c="24"/>case 2: {</text:p>
      <text:p text:style-name="Preformatted_20_Text"><text:s text:c="32"/>char str[256];</text:p>
      <text:p text:style-name="Preformatted_20_Text"><text:s text:c="32"/>cout &lt;&lt; "Sended message: ";</text:p>
      <text:p text:style-name="Preformatted_20_Text"><text:s text:c="32"/>gets(str);</text:p>
      <text:p text:style-name="Preformatted_20_Text"><text:s text:c="32"/>send(str); </text:p>
      <text:p text:style-name="Preformatted_20_Text"><text:s text:c="32"/>getch();// wait for newline</text:p>
      <text:p text:style-name="Preformatted_20_Text"><text:s text:c="32"/>break;</text:p>
      <text:p text:style-name="Preformatted_20_Text"><text:s text:c="24"/>}</text:p>
      <text:p text:style-name="Preformatted_20_Text"><text:s text:c="24"/>case 3: {</text:p>
      <text:p text:style-name="Preformatted_20_Text"><text:s text:c="32"/>char str[256];</text:p>
      <text:p text:style-name="Preformatted_20_Text"><text:s text:c="32"/>recieve(str); <text:s text:c="5"/></text:p>
      <text:p text:style-name="Preformatted_20_Text"><text:s text:c="32"/>cout &lt;&lt; "Recieved string: " &lt;&lt; str;</text:p>
      <text:p text:style-name="Preformatted_20_Text"><text:s text:c="32"/>getch();// wait for newline</text:p>
      <text:p text:style-name="Preformatted_20_Text"><text:s text:c="32"/>break;</text:p>
      <text:p text:style-name="Preformatted_20_Text"><text:s text:c="24"/>}</text:p>
      <text:p text:style-name="Preformatted_20_Text"><text:s text:c="24"/>default: {</text:p>
      <text:p text:style-name="Preformatted_20_Text"><text:s text:c="32"/>exit = true;</text:p>
      <text:p text:style-name="Preformatted_20_Text"><text:s text:c="32"/>break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<text:s text:c="8"/>return 0;</text:p>
      <text:p text:style-name="P51">}</text:p>
      <text:p text:style-name="P59"><text:span text:style-name="T13">Висновок</text:span></text:p>
      <text:p text:style-name="P76">Відповіді на контрольні питання<text:bookmark-end text:name="page30R_mcid234"/><text:bookmark-end text:name="page30R_mcid233"/><text:bookmark-end text:name="page30R_mcid232"/><text:bookmark-end text:name="page30R_mcid231"/><text:bookmark-end text:name="page30R_mcid230"/><text:bookmark-end text:name="page30R_mcid229"/><text:bookmark-end text:name="page30R_mcid228"/><text:bookmark-end text:name="page30R_mcid227"/><text:bookmark-end text:name="page30R_mcid226"/><text:bookmark-end text:name="page30R_mcid225"/><text:bookmark-end text:name="page30R_mcid224"/><text:bookmark-end text:name="page30R_mcid222"/><text:bookmark-end text:name="page30R_mcid221"/><text:bookmark-end text:name="page30R_mcid223"/><text:bookmark-end text:name="page30R_mcid218"/><text:bookmark-end text:name="page30R_mcid219"/><text:bookmark-end text:name="page30R_mcid217"/><text:bookmark-end text:name="page30R_mcid216"/><text:bookmark-end text:name="page30R_mcid214"/><text:bookmark-end text:name="page30R_mcid212"/><text:bookmark-end text:name="page30R_mcid211"/><text:bookmark-end text:name="page30R_mcid210"/><text:bookmark-end text:name="page30R_mcid209"/><text:bookmark-end text:name="undefined15"/><text:bookmark-end text:name="page30R_mcid207"/><text:bookmark-end text:name="page30R_mcid208"/><text:bookmark-end text:name="page30R_mcid206"/><text:bookmark-end text:name="page30R_mcid205"/><text:bookmark-end text:name="page30R_mcid204"/><text:bookmark-end text:name="page30R_mcid203"/><text:bookmark-end text:name="page30R_mcid202"/><text:bookmark-end text:name="page30R_mcid201"/><text:bookmark-end text:name="page30R_mcid199"/><text:bookmark-end text:name="page30R_mcid200"/><text:bookmark-end text:name="page30R_mcid198"/><text:bookmark-end text:name="page30R_mcid196"/><text:bookmark-end text:name="undefined16"/><text:bookmark-end text:name="page30R_mcid195"/><text:bookmark-end text:name="page30R_mcid194"/><text:bookmark-end text:name="page30R_mcid193"/><text:bookmark-end text:name="page30R_mcid192"/><text:bookmark-end text:name="page30R_mcid191"/><text:bookmark-end text:name="page30R_mcid190"/><text:bookmark-end text:name="page30R_mcid188"/><text:bookmark-end text:name="page30R_mcid189"/><text:bookmark-end text:name="page30R_mcid187"/><text:bookmark-end text:name="page30R_mcid186"/><text:bookmark-end text:name="page30R_mcid185"/><text:bookmark-end text:name="page30R_mcid184"/><text:bookmark-end text:name="page30R_mcid183"/><text:bookmark-end text:name="page30R_mcid181"/><text:bookmark-end text:name="page30R_mcid182"/><text:bookmark-end text:name="page30R_mcid180"/><text:bookmark-end text:name="page30R_mcid178"/><text:bookmark-end text:name="page30R_mcid177"/><text:bookmark-end text:name="page30R_mcid176"/><text:bookmark-end text:name="page30R_mcid175"/><text:bookmark-end text:name="page30R_mcid174"/><text:bookmark-end text:name="page30R_mcid173"/><text:bookmark-end text:name="undefined17"/><text:bookmark-end text:name="page30R_mcid172"/><text:bookmark-end text:name="page30R_mcid18"/><text:bookmark-end text:name="page30R_mcid16"/><text:bookmark-end text:name="page30R_mcid14"/><text:bookmark-end text:name="page30R_mcid12"/><text:bookmark-end text:name="page30R_mcid10"/><text:bookmark-end text:name="page30R_mcid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ira Code" svg:font-family="'Fira Code'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3-24T21:39:10.116143470</dc:date>
    <meta:editing-duration>PT4H24M24S</meta:editing-duration>
    <meta:editing-cycles>320</meta:editing-cycles>
    <meta:generator>LibreOffice/7.2.5.2.0$Linux_X86_64 LibreOffice_project/20$Build-2</meta:generator>
    <meta:document-statistic meta:table-count="3" meta:image-count="0" meta:object-count="1" meta:page-count="8" meta:paragraph-count="272" meta:word-count="1129" meta:character-count="9353" meta:non-whitespace-character-count="5931"/>
  </office:meta>
</office:document-meta>
</file>